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in" fo:margin-right="0in" fo:text-indent="0in" style:auto-text-indent="false"/>
      <style:text-properties style:font-name="Liberation Serif" fo:language="sk" fo:country="SK"/>
    </style:style>
    <style:style style:name="P5" style:family="paragraph" style:parent-style-name="Standard">
      <style:paragraph-properties fo:margin-left="0in" fo:margin-right="0in" fo:text-indent="0in"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Text_20_body">
      <style:text-properties style:font-name="Liberation Serif" fo:language="sk" fo:country="SK"/>
    </style:style>
    <style:style style:name="P8" style:family="paragraph" style:parent-style-name="Heading_20_1">
      <style:paragraph-properties fo:break-before="page"/>
      <style:text-properties style:font-name="Liberation Serif" fo:language="sk" fo:country="SK"/>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8"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6"/>
      <text:p text:style-name="P6">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6"/>
      <text:p text:style-name="P6">\subsection{Agilné prvky}</text:p>
      <text:p text:style-name="P6">Pri súdobom vývoji aplikácií sa stáva jedným z najdôležitejších faktorov schopnosť reagovať vývojárov na rýchlo meniace sa prostredie a v podmienky do ktorých je systém vyvíjaný. <text:s/>Klasické metódy sú v súčasnej dobre ťažko využiteľné, lebo neposkytujú riešenia vo chvíľach, keď sú zapotreby. </text:p>
      <text:p text:style-name="P6"/>
      <text:p text:style-name="P6"/>
      <text:p text:style-name="P6"/>
      <text:p text:style-name="P6">\subsection{Využitie BPMN}</text:p>
      <text:p text:style-name="P6"/>
      <text:p text:style-name="P6">\section{Životný cyklus}</text:p>
      <text:p text:style-name="P6"/>
      <text:p text:style-name="P6">\section{Využité role}</text:p>
      <text:p text:style-name="P6"/>
      <text:p text:style-name="P6">\section{Vývoj softvérového projektu}</text:p>
      <text:p text:style-name="P6">\subsection{Špecifikácia požiadavkov}</text:p>
      <text:p text:style-name="P6">\subsection{Návrh firemných procesov}</text:p>
      <text:p text:style-name="P6">Identifikácia procesov</text:p>
      <text:p text:style-name="P6">Určenie hlavného procesu</text:p>
      <text:p text:style-name="P6">Dekompozicia procesu</text:p>
      <text:p text:style-name="P6">Určenie komponent</text:p>
      <text:p text:style-name="P6">\subsection{Naplánovanie iterácii a inkrementov}</text:p>
      <text:p text:style-name="P6">\subsection{Popis prípadov užitia}</text:p>
      <text:p text:style-name="P6">Previazanie BPMN a prípadov užitia</text:p>
      <text:p text:style-name="P6">\subsection{Diagram tried}</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h text:style-name="Heading_20_1" text:outline-level="1">prakticka cast</text:h>
      <text:p text:style-name="P6">\section{Špecifikácia požiadavkov}</text:p>
      <text:p text:style-name="P6">\section{Návrh firemných procesov}</text:p>
      <text:p text:style-name="P6">\subsection{Identifikácia procesov}</text:p>
      <text:p text:style-name="P6">\subsection{Určenie hlavného procesu}</text:p>
      <text:p text:style-name="P6">\subsection{Dekompozicia procesu}</text:p>
      <text:p text:style-name="P6">\subsection{Určenie komponent}</text:p>
      <text:p text:style-name="P6">\section{Naplánovanie iterácii a inkrementov}</text:p>
      <text:p text:style-name="P6">\section{Popis prípadov užitia}</text:p>
      <text:p text:style-name="P6">\subsection{Previazanie BPMN a prípadov užitia}</text:p>
      <text:p text:style-name="P6">\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8T11:01:12</dc:date>
    <dc:creator>Miroslav Ligas</dc:creator>
    <meta:editing-duration>PT287H32M07S</meta:editing-duration>
    <meta:editing-cycles>96</meta:editing-cycles>
    <meta:generator>OpenOffice.org/3.0$Linux OpenOffice.org_project/300m15$Build-9379</meta:generator>
    <meta:document-statistic meta:table-count="0" meta:image-count="0" meta:object-count="0" meta:page-count="20" meta:paragraph-count="329" meta:word-count="6824" meta:character-count="52088"/>
    <meta:user-defined meta:name="Info 1"/>
    <meta:user-defined meta:name="Info 2"/>
    <meta:user-defined meta:name="Info 3"/>
    <meta:user-defined meta:name="Info 4"/>
  </office:meta>
</office:document-meta>
</file>